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d622c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f45f0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20f41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25fc3a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2c6ba3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32147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622c" officeooo:paragraph-rsid="001d622c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d622c" officeooo:paragraph-rsid="001f45f0"/>
    </style:style>
    <style:style style:name="P9" style:family="paragraph" style:parent-style-name="Standard">
      <style:paragraph-properties fo:text-align="start" style:justify-single-word="false"/>
      <style:text-properties officeooo:rsid="001d622c" officeooo:paragraph-rsid="001d622c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b8ceb" officeooo:paragraph-rsid="001b8ce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f45f0" officeooo:paragraph-rsid="001f45f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f45f0" officeooo:paragraph-rsid="0025fc3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f45f0" officeooo:paragraph-rsid="002c6ba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d622c" officeooo:paragraph-rsid="001f45f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d622c" officeooo:paragraph-rsid="0020f414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d622c" officeooo:paragraph-rsid="0027cae9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fo:color="#2a6099" loext:opacity="100%" fo:font-size="12pt" style:text-underline-style="none" fo:font-weight="bold" officeooo:rsid="001d622c" officeooo:paragraph-rsid="002c6ba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ff4000" loext:opacity="100%" fo:font-size="16pt" fo:font-weight="bold" officeooo:rsid="001b8ceb" officeooo:paragraph-rsid="001b8ce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ff4000" loext:opacity="100%" fo:font-size="16pt" fo:font-weight="bold" officeooo:rsid="00210c3d" officeooo:paragraph-rsid="00210c3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officeooo:rsid="001f45f0" officeooo:paragraph-rsid="002625d3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/>
      <style:text-properties officeooo:rsid="001f45f0" officeooo:paragraph-rsid="0027cae9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/>
      <style:text-properties officeooo:rsid="001f45f0" officeooo:paragraph-rsid="0032147b"/>
    </style:style>
    <style:style style:name="P23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use-window-font-color="true" loext:opacity="0%" officeooo:rsid="001f45f0" officeooo:paragraph-rsid="0027cae9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340d44" officeooo:paragraph-rsid="00340d44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b8ceb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d3044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d622c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1dc06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3b139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1d3044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b8ceb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d622c" style:font-size-asian="10.5pt" style:font-weight-asian="normal" style:font-size-complex="12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d3044" style:font-weight-asian="normal" style:font-weight-complex="normal"/>
    </style:style>
    <style:style style:name="T12" style:family="text">
      <style:text-properties fo:font-weight="normal" officeooo:rsid="001b8ceb" style:font-weight-asian="normal" style:font-weight-complex="normal"/>
    </style:style>
    <style:style style:name="T13" style:family="text">
      <style:text-properties fo:color="#2a6099" loext:opacity="100%" fo:font-size="12pt" style:text-underline-style="none" fo:font-weight="bold" style:font-size-asian="10.5pt" style:font-weight-asian="bold" style:font-size-complex="12pt" style:font-weight-complex="bold"/>
    </style:style>
    <style:style style:name="T14" style:family="text">
      <style:text-properties fo:color="#2a6099" loext:opacity="100%" fo:font-size="12pt" style:text-underline-style="none" fo:font-weight="bold" officeooo:rsid="001d622c" style:font-size-asian="10.5pt" style:font-weight-asian="bold" style:font-size-complex="12pt" style:font-weight-complex="bold"/>
    </style:style>
    <style:style style:name="T15" style:family="text">
      <style:text-properties fo:color="#2a6099" loext:opacity="100%" fo:font-size="12pt" style:text-underline-style="none" fo:font-weight="bold" officeooo:rsid="002625d3" style:font-size-asian="10.5pt" style:font-weight-asian="bold" style:font-size-complex="12pt" style:font-weight-complex="bold"/>
    </style:style>
    <style:style style:name="T16" style:family="text">
      <style:text-properties fo:color="#2a6099" loext:opacity="100%" fo:font-size="12pt" style:text-underline-style="none" fo:font-weight="bold" officeooo:rsid="0020f414" style:font-size-asian="10.5pt" style:font-weight-asian="bold" style:font-size-complex="12pt" style:font-weight-complex="bold"/>
    </style:style>
    <style:style style:name="T17" style:family="text">
      <style:text-properties fo:color="#2a6099" loext:opacity="100%" fo:font-size="12pt" style:text-underline-style="none" fo:font-weight="bold" officeooo:rsid="002b7399" style:font-size-asian="10.5pt" style:font-weight-asian="bold" style:font-size-complex="12pt" style:font-weight-complex="bold"/>
    </style:style>
    <style:style style:name="T18" style:family="text">
      <style:text-properties fo:color="#2a6099" loext:opacity="100%" fo:font-size="12pt" style:text-underline-style="none" fo:font-weight="normal" officeooo:rsid="001d622c" style:font-size-asian="10.5pt" style:font-weight-asian="normal" style:font-size-complex="12pt" style:font-weight-complex="normal"/>
    </style:style>
    <style:style style:name="T19" style:family="text">
      <style:text-properties fo:color="#2a6099" loext:opacity="100%" fo:font-size="12pt" style:text-underline-style="none" fo:font-weight="normal" officeooo:rsid="001d3044" style:font-size-asian="10.5pt" style:font-weight-asian="normal" style:font-size-complex="12pt" style:font-weight-complex="normal"/>
    </style:style>
    <style:style style:name="T20" style:family="text">
      <style:text-properties fo:color="#2a6099" loext:opacity="100%" fo:font-size="12pt" style:text-underline-style="none" fo:font-weight="normal" officeooo:rsid="001b8ceb" style:font-size-asian="10.5pt" style:font-weight-asian="normal" style:font-size-complex="12pt" style:font-weight-complex="normal"/>
    </style:style>
    <style:style style:name="T21" style:family="text">
      <style:text-properties fo:color="#2a6099" loext:opacity="100%" fo:font-size="12pt" style:text-underline-style="none" fo:font-weight="normal" officeooo:rsid="0027cae9" style:font-size-asian="10.5pt" style:font-weight-asian="normal" style:font-size-complex="12pt" style:font-weight-complex="normal"/>
    </style:style>
    <style:style style:name="T22" style:family="text">
      <style:text-properties officeooo:rsid="0020f414"/>
    </style:style>
    <style:style style:name="T23" style:family="text">
      <style:text-properties officeooo:rsid="002625d3"/>
    </style:style>
    <style:style style:name="T24" style:family="text">
      <style:text-properties officeooo:rsid="00310ce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Other mechanical parts list</text:p>
      <text:p text:style-name="P10"/>
      <text:p text:style-name="P11">Self attack screws <text:span text:style-name="T23">(round head)</text:span>:</text:p>
      <text:list xml:id="list3376490870" text:style-name="L1">
        <text:list-item>
          <text:p text:style-name="P1"><text:span text:style-name="T3">M</text:span><text:span text:style-name="T2">2 PH </text:span><text:span text:style-name="T4">S</text:span><text:span text:style-name="T2">elf attack screws </text:span><text:span text:style-name="T4">7mm </text:span><text:span text:style-name="T2">- </text:span><text:span text:style-name="T3">x12</text:span></text:p>
        </text:list-item>
        <text:list-item>
          <text:p text:style-name="P7"><text:span text:style-name="T2">M</text:span><text:span text:style-name="T1">2 PH Self attack screws 7mm – x5</text:span></text:p>
        </text:list-item>
      </text:list>
      <text:p text:style-name="P9"><text:span text:style-name="T1"/></text:p>
      <text:p text:style-name="P20"><text:span text:style-name="T13">Machine screws </text:span><text:span text:style-name="T15">(round head)</text:span><text:span text:style-name="T13">:</text:span></text:p>
      <text:list xml:id="list195212022767960" text:continue-numbering="true" text:style-name="L1">
        <text:list-item>
          <text:p text:style-name="P2"><text:span text:style-name="T3">M</text:span><text:span text:style-name="T2">2 PH </text:span><text:span text:style-name="T4">S</text:span><text:span text:style-name="T2">elf attack screws </text:span><text:span text:style-name="T4">7mm </text:span><text:span text:style-name="T2">- </text:span><text:span text:style-name="T3">x12</text:span></text:p>
        </text:list-item>
        <text:list-item>
          <text:p text:style-name="P8"><text:span text:style-name="T2">M</text:span><text:span text:style-name="T1">2 PH Self attack screws 7mm – x5</text:span></text:p>
        </text:list-item>
      </text:list>
      <text:p text:style-name="P14"><text:span text:style-name="T1"/></text:p>
      <text:p text:style-name="P21"><text:span text:style-name="T13">Machine screws </text:span><text:span text:style-name="T17">with integrated washer </text:span><text:span text:style-name="T15">(round head)</text:span><text:span text:style-name="T13">:</text:span></text:p>
      <text:list xml:id="list195211391337375" text:continue-numbering="true" text:style-name="L1">
        <text:list-item>
          <text:p text:style-name="P23"><text:span text:style-name="T7">M</text:span><text:span text:style-name="T8">2 PH </text:span><text:span text:style-name="T9">S</text:span><text:span text:style-name="T8">elf attack screws </text:span><text:span text:style-name="T9">7mm –</text:span><text:span text:style-name="T8"> </text:span><text:span text:style-name="T7">x12</text:span></text:p>
        </text:list-item>
      </text:list>
      <text:p text:style-name="P21"><text:span text:style-name="T21"/></text:p>
      <text:p text:style-name="P21"><text:span text:style-name="T16">Nuts</text:span><text:span text:style-name="T13">:</text:span></text:p>
      <text:list xml:id="list195210614141693" text:continue-numbering="true" text:style-name="L1">
        <text:list-item>
          <text:p text:style-name="P4"><text:span text:style-name="T3">M</text:span><text:span text:style-name="T5">3</text:span><text:span text:style-name="T4"> </text:span><text:span text:style-name="T2">- </text:span><text:span text:style-name="T3">x12</text:span></text:p>
        </text:list-item>
      </text:list>
      <text:p text:style-name="P12"><text:span text:style-name="T14"/></text:p>
      <text:p text:style-name="P12"><text:span text:style-name="T22">Nylon insert lock nuts</text:span>:</text:p>
      <text:list xml:id="list195210678966940" text:continue-numbering="true" text:style-name="L1">
        <text:list-item>
          <text:p text:style-name="P3"><text:span text:style-name="T3">M</text:span><text:span text:style-name="T5">3</text:span><text:span text:style-name="T4"> </text:span><text:span text:style-name="T2">- </text:span><text:span text:style-name="T3">x12</text:span></text:p>
        </text:list-item>
      </text:list>
      <text:p text:style-name="P15"><text:span text:style-name="T1"/></text:p>
      <text:p text:style-name="P13"><text:span text:style-name="T24">Springs (as leg shock absorbers)</text:span>:</text:p>
      <text:list xml:id="list195210750518206" text:continue-numbering="true" text:style-name="L1">
        <text:list-item>
          <text:p text:style-name="P5"><text:span text:style-name="T3">M</text:span><text:span text:style-name="T5">3</text:span><text:span text:style-name="T4"> </text:span><text:span text:style-name="T2">- </text:span><text:span text:style-name="T3">x12</text:span></text:p>
        </text:list-item>
      </text:list>
      <text:p text:style-name="P17"><text:span text:style-name="T1"/></text:p>
      <text:p text:style-name="P19">Notes</text:p>
      <text:p text:style-name="P22"/>
      <text:list xml:id="list195211882925112" text:continue-numbering="true" text:style-name="L1">
        <text:list-item>
          <text:p text:style-name="P6"><text:span text:style-name="T3">M</text:span><text:span text:style-name="T2">2 PH </text:span><text:span text:style-name="T4">S</text:span><text:span text:style-name="T2">elf attack screws </text:span><text:span text:style-name="T4">7mm –</text:span><text:span text:style-name="T2"> </text:span><text:span text:style-name="T3">x12</text:span></text:p>
        </text:list-item>
        <text:list-item>
          <text:p text:style-name="P24"><text:span text:style-name="T3">9</text:span><text:span text:style-name="T1">ads519ad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30T15:49:06.616000000</meta:creation-date>
    <meta:generator>LibreOffice/7.3.2.2$Windows_X86_64 LibreOffice_project/49f2b1bff42cfccbd8f788c8dc32c1c309559be0</meta:generator>
    <dc:date>2022-05-01T19:52:09.784000000</dc:date>
    <meta:editing-duration>PT37M34S</meta:editing-duration>
    <meta:editing-cycles>23</meta:editing-cycles>
    <meta:document-statistic meta:table-count="0" meta:image-count="0" meta:object-count="0" meta:page-count="1" meta:paragraph-count="18" meta:word-count="95" meta:character-count="449" meta:non-whitespace-character-count="378"/>
  </office:meta>
</office:document-meta>
</file>